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c536" officeooo:paragraph-rsid="0019c536"/>
    </style:style>
    <style:style style:name="P2" style:family="paragraph" style:parent-style-name="Standard">
      <style:text-properties officeooo:rsid="0019c536" officeooo:paragraph-rsid="001af011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9c536" officeooo:paragraph-rsid="0019c536" style:font-size-asian="18pt" style:font-weight-asian="bold" style:font-size-complex="18pt" style:font-weight-complex="bold"/>
    </style:style>
    <style:style style:name="P4" style:family="paragraph" style:parent-style-name="Standard">
      <style:text-properties officeooo:rsid="001af011" officeooo:paragraph-rsid="001af011"/>
    </style:style>
    <style:style style:name="P5" style:family="paragraph" style:parent-style-name="Standard">
      <style:text-properties officeooo:rsid="001b3b64" officeooo:paragraph-rsid="001b3b64"/>
    </style:style>
    <style:style style:name="P6" style:family="paragraph" style:parent-style-name="Standard">
      <style:text-properties officeooo:rsid="001ba553" officeooo:paragraph-rsid="001ba553"/>
    </style:style>
    <style:style style:name="P7" style:family="paragraph" style:parent-style-name="Standard">
      <style:text-properties officeooo:rsid="001af011" officeooo:paragraph-rsid="001af011"/>
    </style:style>
    <style:style style:name="P8" style:family="paragraph" style:parent-style-name="Standard">
      <style:text-properties fo:color="#6666ff" officeooo:rsid="001c5d75" officeooo:paragraph-rsid="001c5d75"/>
    </style:style>
    <style:style style:name="P9" style:family="paragraph" style:parent-style-name="Standard">
      <style:text-properties fo:color="#6666ff" officeooo:rsid="001d78f0" officeooo:paragraph-rsid="001d78f0"/>
    </style:style>
    <style:style style:name="P10" style:family="paragraph" style:parent-style-name="Standard">
      <style:text-properties fo:color="#6666ff" officeooo:rsid="001deca3" officeooo:paragraph-rsid="001deca3"/>
    </style:style>
    <style:style style:name="P11" style:family="paragraph" style:parent-style-name="Standard">
      <style:text-properties officeooo:rsid="001d78f0" officeooo:paragraph-rsid="001d78f0"/>
    </style:style>
    <style:style style:name="P12" style:family="paragraph" style:parent-style-name="Standard">
      <style:text-properties officeooo:rsid="001deca3" officeooo:paragraph-rsid="001deca3"/>
    </style:style>
    <style:style style:name="P13" style:family="paragraph" style:parent-style-name="Standard">
      <style:text-properties officeooo:rsid="001b3b64" officeooo:paragraph-rsid="001b3b64"/>
    </style:style>
    <style:style style:name="T1" style:family="text">
      <style:text-properties officeooo:rsid="001af011"/>
    </style:style>
    <style:style style:name="T2" style:family="text">
      <style:text-properties officeooo:rsid="001b3b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ireshark HTTP - <text:span text:style-name="T1">II</text:span></text:p>
      <text:p text:style-name="P1"/>
      <text:p text:style-name="P1"/>
      <text:p text:style-name="P6">HTTP CONDITIONAL GET/response interaction</text:p>
      <text:p text:style-name="P11"/>
      <text:p text:style-name="P6">File: httpethereal-trace-2</text:p>
      <text:p text:style-name="P1"/>
      <text:p text:style-name="P2"><text:span text:style-name="T1">1. </text:span>I<text:span text:style-name="T1">nspect the contents of the first HTTP GET request from your browser to the server.</text:span></text:p>
      <text:p text:style-name="P4">Do you see an “IF-MODIFIED-SINCE” line in the HTTP GET? </text:p>
      <text:p text:style-name="P4"/>
      <text:p text:style-name="P8">Não há <text:s/><text:span text:style-name="T1">IF-MODIFIED-SINCE </text:span>no cabeçalho do primeiro HTTP GET.</text:p>
      <text:p text:style-name="P4"/>
      <text:p text:style-name="P4">2. Inspect the contents of the server response. Did the server explicitly return the contents </text:p>
      <text:p text:style-name="P4">of the file? How can you tell? </text:p>
      <text:p text:style-name="P4"/>
      <text:p text:style-name="P9">Sim, no corpo da entidade da resposta HTTP há o seguinte conteúdo apresentado de forma explícita.</text:p>
      <text:p text:style-name="P9"/>
      <text:p text:style-name="P9">Congratulations again! <text:s/>Now you've downloaded the file lab2-2.html.</text:p>
      <text:p text:style-name="P9">This file's last modification date will not change. </text:p>
      <text:p text:style-name="P9">Thus <text:s/>if you download this multiple times on your browser, a complete copy</text:p>
      <text:p text:style-name="P9">will only be sent once by the server due to the inclusion of the IN-MODIFIED-SINCE</text:p>
      <text:p text:style-name="P9">field in your browser's HTTP GET request to the server.</text:p>
      <text:p text:style-name="P4"/>
      <text:p text:style-name="P4">3. Now inspect the contents of the second HTTP GET request from your browser to the </text:p>
      <text:p text:style-name="P4">server. Do you see an “IF-MODIFIED-SINCE:” line in the HTTP GET? If so, what </text:p>
      <text:p text:style-name="P4">information follows the “IF-MODIFIED-SINCE:” header? </text:p>
      <text:p text:style-name="P4"/>
      <text:p text:style-name="P9">Sim.</text:p>
      <text:p text:style-name="P9">If-Modified-Since: Tue, 23 Sep 2003 05:35:00 GMT</text:p>
      <text:p text:style-name="P9"/>
      <text:p text:style-name="P9">Esta é a data de modificação do objeto, a qual foi enviada pelo server na sua última resposta ao cliente, quando o mesmo requisitou anteriormente o mesmo objeto.</text:p>
      <text:p text:style-name="P4"/>
      <text:p text:style-name="P4">4. What is the HTTP status code and phrase returned from the server in response to this </text:p>
      <text:p text:style-name="P4">second HTTP GET? Did the server explicitly return the contents of the file? Explain.</text:p>
      <text:p text:style-name="P4"/>
      <text:p text:style-name="P9">Satus code: 304</text:p>
      <text:p text:style-name="P9">Phrase: Not Modified</text:p>
      <text:p text:style-name="P9"/>
      <text:p text:style-name="P9">O corpo da entidade da resposta HTTP vem vazio.</text:p>
      <text:p text:style-name="P9">Desta vez não o server não retorna o conteúdo explicitamente, pois ele verifica na requisição do client (GET) o campo If-Modified-Since, e constata que não houve modificação no objetivo desde a data informada anteriormente – Tue, 23 Sep 2003 05:35:00GMT</text:p>
      <text:p text:style-name="P4"/>
      <text:p text:style-name="P4"/>
      <text:p text:style-name="P6">Retrieving Long Documents</text:p>
      <text:p text:style-name="P6"/>
      <text:p text:style-name="P6">File: httpethereal-trace-3</text:p>
      <text:p text:style-name="P4"/>
      <text:p text:style-name="P4">5. How many HTTP GET request messages did your browser send? Which packet number </text:p>
      <text:p text:style-name="P4">in the trace contains the GET message for the Bill or Rights? </text:p>
      <text:p text:style-name="P12"/>
      <text:p text:style-name="P10"><text:soft-page-break/>Apenas 1.</text:p>
      <text:p text:style-name="P10">Trace No 8 - GET /ethereal-labs/lab2-3.html HTTP/1.1</text:p>
      <text:p text:style-name="P12"/>
      <text:p text:style-name="P4"><text:span text:style-name="T2">6</text:span>. Which packet number in the trace contains the status code and phrase associated with </text:p>
      <text:p text:style-name="P4">the response to the HTTP GET request? </text:p>
      <text:p text:style-name="P12"/>
      <text:p text:style-name="P10">Trace No 14. - HTTP/1.1 200 OK</text:p>
      <text:p text:style-name="P4"/>
      <text:p text:style-name="P4"/>
      <text:p text:style-name="P4"><text:span text:style-name="T2">7</text:span>. What is the status code and phrase in the response?</text:p>
      <text:p text:style-name="P4"/>
      <text:p text:style-name="P10">Status code: 200</text:p>
      <text:p text:style-name="P10">Phrase: OK</text:p>
      <text:p text:style-name="P4"/>
      <text:p text:style-name="P4"/>
      <text:p text:style-name="P4"><text:span text:style-name="T2">8</text:span>. How many data-containing TCP segments were needed to carry the single HTTP </text:p>
      <text:p text:style-name="P4">response and the text of the Bill of Rights?</text:p>
      <text:p text:style-name="P4"/>
      <text:p text:style-name="P10">4 segmentos.</text:p>
      <text:p text:style-name="P10"/>
      <text:p text:style-name="P10">4 Reassembled TCP Segments (4816 bytes): #10(1460), #11(1460), #13(1460), #14(436)</text:p>
      <text:p text:style-name="P4"/>
      <text:p text:style-name="P6"/>
      <text:p text:style-name="P6">HTML Documents with Embedded Objects</text:p>
      <text:p text:style-name="P5"/>
      <text:p text:style-name="P6">File: httpethereal-trace-4</text:p>
      <text:p text:style-name="P5"/>
      <text:p text:style-name="P5">9. How many HTTP GET request messages did your browser send? To which Internet </text:p>
      <text:p text:style-name="P5">addresses were these GET requests sent?</text:p>
      <text:p text:style-name="P5"/>
      <text:p text:style-name="P10">3 GET requests.</text:p>
      <text:p text:style-name="P10"/>
      <text:p text:style-name="P10">GET /ethereal-labs/lab2-4.html HTTP/1.1</text:p>
      <text:p text:style-name="P10">Dest. 128.119.245.12</text:p>
      <text:p text:style-name="P10"/>
      <text:p text:style-name="P10">GET /catalog/images/pearson-logo-footer.gif HTTP/1.1\r\n</text:p>
      <text:p text:style-name="P10">Dest. 165.193.123.218</text:p>
      <text:p text:style-name="P10"/>
      <text:p text:style-name="P10">GET /~kurose/cover.jpg HTTP/1.1\r\n</text:p>
      <text:p text:style-name="P10">Dest. 134.241.6.8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3:42:05.943800707</meta:creation-date>
    <dc:date>2017-03-17T21:50:32.857888157</dc:date>
    <meta:editing-duration>PT8M57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2" meta:paragraph-count="53" meta:word-count="457" meta:character-count="2865" meta:non-whitespace-character-count="2443"/>
  </office:meta>
</office:document-meta>
</file>